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1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83ea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6fab7"/>
    </style:style>
    <style:style style:name="P29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paragraph-rsid="01d3c311"/>
    </style:style>
    <style:style style:name="P30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2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3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5" style:family="paragraph" style:parent-style-name="Standard">
      <style:text-properties officeooo:paragraph-rsid="01bf1350"/>
    </style:style>
    <style:style style:name="P36" style:family="paragraph" style:parent-style-name="Standard">
      <style:text-properties officeooo:paragraph-rsid="01c25e39"/>
    </style:style>
    <style:style style:name="P37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8" style:family="paragraph" style:parent-style-name="Standard">
      <style:text-properties officeooo:paragraph-rsid="01d6fab7"/>
    </style:style>
    <style:style style:name="P39" style:family="paragraph" style:parent-style-name="Standard">
      <style:text-properties officeooo:paragraph-rsid="01d83ea8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591c3"/>
    </style:style>
    <style:style style:name="P41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03475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04e93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3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3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83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4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85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86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87" style:family="text">
      <style:text-properties style:text-line-through-style="none" style:text-line-through-type="none"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88" style:family="text">
      <style:text-properties style:text-line-through-style="none" style:text-line-through-type="none"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89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90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91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92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93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94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9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font-size="12pt" style:text-underline-style="none" style:font-size-asian="12pt" style:font-size-complex="12pt"/>
    </style:style>
    <style:style style:name="T102" style:family="text">
      <style:text-properties fo:font-size="12pt" style:text-underline-style="none" officeooo:rsid="0154e886" style:font-size-asian="12pt" style:font-size-complex="12pt"/>
    </style:style>
    <style:style style:name="T103" style:family="text">
      <style:text-properties fo:font-size="12pt" style:text-underline-style="none" officeooo:rsid="0183b5ef" style:font-size-asian="12pt" style:font-size-complex="12pt"/>
    </style:style>
    <style:style style:name="T104" style:family="text">
      <style:text-properties officeooo:rsid="01941de5"/>
    </style:style>
    <style:style style:name="T105" style:family="text">
      <style:text-properties officeooo:rsid="019e5634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1abfa26" style:font-weight-asian="bold" style:font-weight-complex="bold"/>
    </style:style>
    <style:style style:name="T108" style:family="text">
      <style:text-properties officeooo:rsid="01a6e211"/>
    </style:style>
    <style:style style:name="T109" style:family="text">
      <style:text-properties officeooo:rsid="01cf9289"/>
    </style:style>
    <style:style style:name="T110" style:family="text">
      <style:text-properties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11" style:family="text">
      <style:text-properties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12" style:family="text">
      <style:text-properties officeooo:rsid="0181027b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74">C</text:span></text:span><text:span text:style-name="Strong_20_Emphasis"><text:span text:style-name="T69">hecklist voor </text:span></text:span><text:span text:style-name="Strong_20_Emphasis"><text:span text:style-name="T78">de installatie</text:span></text:span><text:span text:style-name="Strong_20_Emphasis"><text:span text:style-name="T69"> van </text:span></text:span><text:reference-mark-start text:name="Distributie"/><text:span text:style-name="Strong_20_Emphasis"><text:span text:style-name="T75">Ubunt</text:span></text:span><text:span text:style-name="Strong_20_Emphasis"><text:span text:style-name="T76">u</text:span></text:span><text:reference-mark-end text:name="Distributie"/><text:span text:style-name="Strong_20_Emphasis"><text:span text:style-name="T69"> </text:span></text:span><text:reference-mark-start text:name="Versie"/><text:span text:style-name="T105">20</text:span><text:span text:style-name="Strong_20_Emphasis"><text:span text:style-name="T69">.0</text:span></text:span><text:span text:style-name="Strong_20_Emphasis"><text:span text:style-name="T70">4</text:span></text:span><text:reference-mark-end text:name="Versie"/><text:span text:style-name="Strong_20_Emphasis"><text:span text:style-name="T58"> </text:span></text:span><text:span text:style-name="Strong_20_Emphasis"><text:span text:style-name="T59">LTS</text:span></text:span><text:span text:style-name="Strong_20_Emphasis"><text:span text:style-name="T69"> </text:span></text:span><text:reference-mark-start text:name="Editie"/><text:span text:style-name="Strong_20_Emphasis"><text:span text:style-name="T71">desktop</text:span></text:span><text:reference-mark-end text:name="Editie"/><text:span text:style-name="Strong_20_Emphasis"><text:span text:style-name="T72"> </text:span></text:span><text:span text:style-name="Strong_20_Emphasis"><text:span text:style-name="T69">op </text:span></text:span><text:reference-mark-start text:name="Computernaam"/><text:span text:style-name="Strong_20_Emphasis"><text:span text:style-name="T77">pc</text:span></text:span><text:span text:style-name="Strong_20_Emphasis"><text:span text:style-name="T69">01</text:span></text:span><text:reference-mark-end text:name="Computernaam"/><text:span text:style-name="T73">.</text:span></text:p>
      <text:p text:style-name="P2"><text:span text:style-name="Strong_20_Emphasis"><text:span text:style-name="T3"/></text:span></text:p>
      <text:p text:style-name="P3"><text:span text:style-name="T95">K</text:span><text:span text:style-name="T3">ijk op</text:span><text:span text:style-name="T69"> </text:span><text:a xlink:type="simple" xlink:href="https://karelzimmer.nl/" text:style-name="Internet_20_link" text:visited-style-name="Visited_20_Internet_20_Link"><text:span text:style-name="Internet_20_link"><text:span text:style-name="T97">karelzimmer.nl</text:span></text:span></text:a><text:span text:style-name="T69"> </text:span><text:span text:style-name="T5">voor</text:span><text:span text:style-name="T4"> </text:span><text:span text:style-name="T96">deze en andere </text:span><text:span text:style-name="T6">checklists, scripts, en overige bestanden.</text:span></text:p>
      <text:p text:style-name="P30"/>
      <text:p text:style-name="P37"><text:span text:style-name="T55">D</text:span><text:span text:style-name="T54">it is een invulbare PD</text:span><text:span text:style-name="T56">F</text:span><text:span text:style-name="T54"> met keuzevakken; </text:span><text:span text:style-name="T57">a</text:span><text:span text:style-name="T54">fdrukken is niet noodzakelijk.</text:span></text:p>
      <text:p text:style-name="P12"><text:span text:style-name="Strong_20_Emphasis"><text:span text:style-name="T79"/></text:span></text:p>
      <text:p text:style-name="P18"><text:span text:style-name="Definition"><text:span text:style-name="T99">g</text:span></text:span><text:span text:style-name="Definition"><text:span text:style-name="T98">ebruiker</text:span></text:span><text:span text:style-name="T69"><text:tab/><text:tab/><text:tab/></text:span><text:span text:style-name="User_20_Entry"><text:span text:style-name="T82">Mo</text:span></text:span><text:span text:style-name="User_20_Entry"><text:span text:style-name="T83">n</text:span></text:span><text:span text:style-name="User_20_Entry"><text:span text:style-name="T84">i</text:span></text:span><text:span text:style-name="User_20_Entry"><text:span text:style-name="T83">q</text:span></text:span><text:span text:style-name="User_20_Entry"><text:span text:style-name="T84">u</text:span></text:span><text:span text:style-name="User_20_Entry"><text:span text:style-name="T83">e Zimmer</text:span></text:span></text:p>
      <text:p text:style-name="P18"><text:span text:style-name="Definition"><text:span text:style-name="T99">g</text:span></text:span><text:span text:style-name="Definition"><text:span text:style-name="T98">ebruikersnaam<text:tab/></text:span></text:span><text:span text:style-name="User_20_Entry"><text:span text:style-name="T82">mon</text:span></text:span><text:span text:style-name="User_20_Entry"><text:span text:style-name="T83">ique</text:span></text:span></text:p>
      <text:p text:style-name="P19"><text:span text:style-name="Definition"><text:span text:style-name="T99">c</text:span></text:span><text:span text:style-name="Definition"><text:span text:style-name="T98">omputernaam<text:tab/></text:span></text:span><text:span text:style-name="User_20_Entry"><text:span text:style-name="T80"><text:reference-ref text:reference-format="text" text:ref-name="Computernaam">pc01</text:reference-ref></text:span></text:span></text:p>
      <text:list xml:id="list3691124112" text:style-name="L1">
        <text:list-header>
          <text:p text:style-name="P41"><text:span text:style-name="Definition"><text:span text:style-name="T99">o</text:span></text:span><text:span text:style-name="Definition"><text:span text:style-name="T100">pstartmenu</text:span></text:span><text:span text:style-name="T69"><text:tab/><text:tab/></text:span><text:span text:style-name="User_20_Entry"><text:span text:style-name="T81">F12</text:span></text:span></text:p>
        </text:list-header>
      </text:list>
      <text:p text:style-name="P20"><text:span text:style-name="Definition"><text:span text:style-name="T99">i</text:span></text:span><text:span text:style-name="Definition"><text:span text:style-name="T100">nstellingen</text:span></text:span><text:span text:style-name="T69"><text:tab/><text:tab/></text:span><text:span text:style-name="User_20_Entry"><text:span text:style-name="T82">F</text:span></text:span><text:span text:style-name="User_20_Entry"><text:span text:style-name="T85">2</text:span></text:span></text:p>
      <text:p text:style-name="P11"/>
      <text:p text:style-name="P10"/>
      <text:list xml:id="list2878700585" text:style-name="L2">
        <text:list-item>
          <text:p text:style-name="P44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13"><text:s/></text:span></text:span><text:span text:style-name="Strong_20_Emphasis"><text:span text:style-name="T43"><draw:control text:anchor-type="as-char" draw:z-index="5" draw:name="Vorm1" draw:style-name="gr1" draw:text-style-name="P4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4">Volg</text:span></text:span><text:span text:style-name="Strong_20_Emphasis"><text:span text:style-name="T15"> de stappen in </text:span></text:span><text:span text:style-name="Strong_20_Emphasis"><text:span text:style-name="T16">Checklist</text:span></text:span><text:span text:style-name="Strong_20_Emphasis"><text:span text:style-name="T21"> </text:span></text:span><text:span text:style-name="Strong_20_Emphasis"><text:span text:style-name="T16">installatie</text:span></text:span><text:span text:style-name="Strong_20_Emphasis"><text:span text:style-name="T21">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Versie">20.04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6"/>
      <text:p text:style-name="P5"/>
      <text:list xml:id="list83851797160104" text:continue-numbering="true" text:style-name="L2">
        <text:list-item>
          <text:p text:style-name="P45">Installatie uitvoeren</text:p>
        </text:list-item>
      </text:list>
      <text:p text:style-name="P34"/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7" draw:name="Vorm2" draw:style-name="gr1" draw:text-style-name="P4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22">Start de computer op vanaf</text:span></text:span><text:span text:style-name="Strong_20_Emphasis"><text:span text:style-name="T18"> </text:span></text:span><text:span text:style-name="Strong_20_Emphasis"><text:span text:style-name="T17">een </text:span></text:span><text:span text:style-name="Strong_20_Emphasis"><text:span text:style-name="T17"><text:reference-ref text:reference-format="text" text:ref-name="Distributie">Ubuntu</text:reference-ref></text:span></text:span><text:span text:style-name="Strong_20_Emphasis"><text:span text:style-name="T18"><text:s/>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18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<text:s/></text:span></text:span><text:span text:style-name="Strong_20_Emphasis"><text:span text:style-name="T19">64</text:span></text:span><text:span text:style-name="Strong_20_Emphasis"><text:span text:style-name="T20">-bit</text:span></text:span><text:span text:style-name="Strong_20_Emphasis"><text:span text:style-name="T18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9">K</text:span><text:span text:style-name="T10">ies </text:span><text:span text:style-name="Strong_20_Emphasis"><text:span text:style-name="T64">UEFI BOOT: ubuntu</text:span></text:span><text:span text:style-name="T64"> </text:span><text:span text:style-name="T65">(o.i.d, wat er extra verschijnt, </text:span><text:span text:style-name="T66">b.v. UEFI: INT13...</text:span><text:span text:style-name="T65">)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Als de melding </text:span><text:span text:style-name="Strong_20_Emphasis"><text:span text:style-name="T67">Failed to set MokList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8" draw:name="Vorm3_1" draw:style-name="gr1" draw:text-style-name="P46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25"><text:span text:style-name="T11">Ga naar BIOS setup, selecteer </text:span><text:span text:style-name="Strong_20_Emphasis"><text:span text:style-name="T67">General</text:span></text:span><text:span text:style-name="T11"> &gt; </text:span><text:span text:style-name="Strong_20_Emphasis"><text:span text:style-name="T67">Boot Sequence</text:span></text:span><text:span text:style-name="T11">, zorg ervoor dat </text:span><text:span text:style-name="Strong_20_Emphasis"><text:span text:style-name="T67">UEFI</text:span></text:span><text:span text:style-name="T11"> is geselecteerd en klik op </text:span><text:span text:style-name="Strong_20_Emphasis"><text:span text:style-name="T67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9" draw:name="Vorm4_1" draw:style-name="gr1" draw:text-style-name="P4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67">Ubuntu</text:span></text:span><text:span text:style-name="T11"> en blader naar </text:span><text:span text:style-name="Strong_20_Emphasis"><text:span text:style-name="T67">grubx64.efi</text:span></text:span><text:span text:style-name="T11">, klik op </text:span><text:span text:style-name="Strong_20_Emphasis"><text:span text:style-name="T67">OK</text:span></text:span><text:span text:style-name="T11"> en </text:span><text:span text:style-name="Strong_20_Emphasis"><text:span text:style-name="T67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10" draw:name="Vorm5_1" draw:style-name="gr1" draw:text-style-name="P46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67">Ubuntu</text:span></text:span><text:span text:style-name="T68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11" draw:name="Vorm6" draw:style-name="gr1" draw:text-style-name="P46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7"><text:span text:style-name="T108">Volg de </text:span><text:span text:style-name="T109">vervolg</text:span><text:span text:style-name="T108">stappen in </text:span><text:span text:style-name="Strong_20_Emphasis"><text:span text:style-name="T110">Checklist</text:span></text:span><text:span text:style-name="Strong_20_Emphasis"><text:span text:style-name="T111"> </text:span></text:span><text:span text:style-name="Strong_20_Emphasis"><text:span text:style-name="T110">installatie</text:span></text:span><text:span text:style-name="Strong_20_Emphasis"><text:span text:style-name="T111"> </text:span></text:span><text:span text:style-name="Strong_20_Emphasis"><text:span text:style-name="T110"><text:reference-ref text:reference-format="text" text:ref-name="Distributie">Ubuntu</text:reference-ref></text:span></text:span><text:span text:style-name="Strong_20_Emphasis"><text:span text:style-name="T111"><text:s/></text:span></text:span><text:span text:style-name="Strong_20_Emphasis"><text:span text:style-name="T110"><text:reference-ref text:reference-format="text" text:ref-name="Versie">20.04</text:reference-ref></text:span></text:span><text:span text:style-name="Strong_20_Emphasis"><text:span text:style-name="T111"><text:s/></text:span></text:span><text:span text:style-name="Strong_20_Emphasis"><text:span text:style-name="T110"><text:reference-ref text:reference-format="text" text:ref-name="Editie">desktop</text:reference-ref></text:span></text:span><text:span text:style-name="T112">.</text:span></text:p>
          </table:table-cell>
        </table:table-row>
      </table:table>
      <text:p text:style-name="P38"/>
      <text:p text:style-name="P29"/>
      <text:p text:style-name="P4"/>
      <text:p text:style-name="P9"/>
      <text:list xml:id="list83851052036123" text:continue-numbering="true" text:style-name="L2">
        <text:list-item>
          <text:p text:style-name="P43">Installatie afronden</text:p>
        </text:list-item>
      </text:list>
      <text:p text:style-name="P17"><text:span text:style-name="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3"><text:s/></text:span></text:span><text:span text:style-name="Strong_20_Emphasis"><text:span text:style-name="T43"><draw:control text:anchor-type="as-char" draw:z-index="6" draw:name="Vorm3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14">Volg</text:span></text:span><text:span text:style-name="Strong_20_Emphasis"><text:span text:style-name="T15"> de stappen in </text:span></text:span><text:span text:style-name="Strong_20_Emphasis"><text:span text:style-name="T16">Checklist</text:span></text:span><text:span text:style-name="Strong_20_Emphasis"><text:span text:style-name="T21"> </text:span></text:span><text:span text:style-name="Strong_20_Emphasis"><text:span text:style-name="T16">installatie</text:span></text:span><text:span text:style-name="Strong_20_Emphasis"><text:span text:style-name="T21">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Versie">20.04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9"/>
          </table:table-cell>
          <table:table-cell table:style-name="Tabel1.A1" office:value-type="string">
            <text:p text:style-name="P26"/>
          </table:table-cell>
        </table:table-row>
        <table:table-row table:style-name="Tabel1.1">
          <table:table-cell table:style-name="Tabel1.A1" office:value-type="string">
            <text:p text:style-name="P39"><text:span text:style-name="Strong_20_Emphasis"><text:span text:style-name="T13"><text:s/></text:span></text:span><text:span text:style-name="Strong_20_Emphasis"><text:span text:style-name="T43"><draw:control text:anchor-type="as-char" draw:z-index="12" draw:name="Vorm8_0" draw:style-name="gr1" draw:text-style-name="P46" svg:width="0.35cm" svg:height="0.35cm" draw:control="control13"/></text:span></text:span></text:p>
          </table:table-cell>
          <table:table-cell table:style-name="Tabel1.A1" office:value-type="string">
            <text:p text:style-name="P26"><text:span text:style-name="T31">Installeer extra stuurprogramma's </text:span><text:span text:style-name="Strong_20_Emphasis"><text:span text:style-name="T23">via </text:span></text:span><text:span text:style-name="Strong_20_Emphasis"><text:span text:style-name="T18">een klik op </text:span></text:span><text:span text:style-name="Strong_20_Emphasis"><text:span text:style-name="T24">de </text:span></text:span><text:span text:style-name="Strong_20_Emphasis"><text:span text:style-name="T61">Super</text:span></text:span><text:span text:style-name="Strong_20_Emphasis"><text:span text:style-name="T24">-toets, </text:span></text:span><text:span text:style-name="Strong_20_Emphasis"><text:span text:style-name="T25">t</text:span></text:span><text:span text:style-name="Strong_20_Emphasis"><text:span text:style-name="T26">yp </text:span></text:span><text:span text:style-name="Strong_20_Emphasis"><text:span text:style-name="T46">s</text:span></text:span><text:span text:style-name="Strong_20_Emphasis"><text:span text:style-name="T47">tuu</text:span></text:span><text:span text:style-name="Strong_20_Emphasis"><text:span text:style-name="T27"> </text:span></text:span><text:span text:style-name="Strong_20_Emphasis"><text:span text:style-name="T28">en </text:span></text:span><text:span text:style-name="Strong_20_Emphasis"><text:span text:style-name="T27">klik </text:span></text:span><text:span text:style-name="Strong_20_Emphasis"><text:span text:style-name="T29">op </text:span></text:span><text:span text:style-name="Strong_20_Emphasis"><text:span text:style-name="T23">het pictogram van</text:span></text:span><text:span text:style-name="Strong_20_Emphasis"><text:span text:style-name="T30"> </text:span></text:span><text:span text:style-name="Strong_20_Emphasis"><text:span text:style-name="T48">Ex</text:span></text:span><text:span text:style-name="Strong_20_Emphasis"><text:span text:style-name="T49">tra stuurprogramma's</text:span></text:span><text:span text:style-name="Strong_20_Emphasis"><text:span text:style-name="T18">.</text:span></text:span></text:p>
          </table:table-cell>
        </table:table-row>
        <table:table-row table:style-name="Tabel1.1">
          <table:table-cell table:style-name="Tabel1.A1" office:value-type="string">
            <text:p text:style-name="P39"><text:span text:style-name="Strong_20_Emphasis"><text:span text:style-name="T13"><text:s/></text:span></text:span><text:span text:style-name="Strong_20_Emphasis"><text:span text:style-name="T43"><draw:control text:anchor-type="as-char" draw:z-index="13" draw:name="Vorm10" draw:style-name="gr1" draw:text-style-name="P46" svg:width="0.35cm" svg:height="0.35cm" draw:control="control14"/></text:span></text:span></text:p>
          </table:table-cell>
          <table:table-cell table:style-name="Tabel1.A1" office:value-type="string">
            <text:p text:style-name="P26"><text:span text:style-name="T31">Selecteer </text:span><text:span text:style-name="T50">NVIDIA drive metapackage van nvidia-drive</text:span><text:span text:style-name="T51">r</text:span><text:span text:style-name="T50">-</text:span><text:span text:style-name="T52">&lt;</text:span><text:span text:style-name="T53">nnn</text:span><text:span text:style-name="T52">&gt;</text:span><text:span text:style-name="T50"> gebruiken (niet-vrij, getest)</text:span><text:span text:style-name="T31"> en klik op </text:span><text:span text:style-name="T50">Wijzigingen doorvoeren</text:span><text:span text:style-name="T31">.</text:span></text:p>
          </table:table-cell>
        </table:table-row>
      </table:table>
      <text:p text:style-name="P22"/>
      <text:p text:style-name="P22"/>
      <text:list xml:id="list83851504481316" text:continue-numbering="true" text:style-name="L2">
        <text:list-item>
          <text:p text:style-name="P42"><text:span text:style-name="T106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878000430160">
          <table:table-cell table:style-name="_34_._5f_Gebruiker_5f_inrichten.A1" office:value-type="string">
            <text:p text:style-name="P31"><text:span text:style-name="Strong_20_Emphasis"><text:span text:style-name="T32"><text:s/></text:span></text:span><text:span text:style-name="Strong_20_Emphasis"><text:span text:style-name="T44"><draw:control text:anchor-type="as-char" draw:z-index="0" draw:name="Vorm4" draw:style-name="gr1" draw:text-style-name="P46" svg:width="0.35cm" svg:height="0.35cm" draw:control="control1"/></text:span></text:span></text:p>
          </table:table-cell>
          <table:table-cell table:style-name="_34_._5f_Gebruiker_5f_inrichten.A1" office:value-type="string">
            <text:p text:style-name="P7"><text:span text:style-name="T104">Volg de stappen in </text:span><text:span text:style-name="Strong_20_Emphasis"><text:span text:style-name="T87">Checklist</text:span></text:span><text:span text:style-name="Strong_20_Emphasis"><text:span text:style-name="T88"> </text:span></text:span><text:span text:style-name="Strong_20_Emphasis"><text:span text:style-name="T87">installatie</text:span></text:span><text:span text:style-name="Strong_20_Emphasis"><text:span text:style-name="T88"> </text:span></text:span><text:span text:style-name="Strong_20_Emphasis"><text:span text:style-name="T87"><text:reference-ref text:reference-format="text" text:ref-name="Distributie">Ubuntu</text:reference-ref></text:span></text:span><text:span text:style-name="Strong_20_Emphasis"><text:span text:style-name="T88"><text:s/></text:span></text:span><text:span text:style-name="Strong_20_Emphasis"><text:span text:style-name="T87"><text:reference-ref text:reference-format="text" text:ref-name="Versie">20.04</text:reference-ref></text:span></text:span><text:span text:style-name="Strong_20_Emphasis"><text:span text:style-name="T88"><text:s/></text:span></text:span><text:span text:style-name="Strong_20_Emphasis"><text:span text:style-name="T87"><text:reference-ref text:reference-format="text" text:ref-name="Editie">desktop</text:reference-ref></text:span></text:span><text:span text:style-name="T104">.</text:span></text:p>
          </table:table-cell>
        </table:table-row>
        <table:table-row table:style-name="TableLine94878000526976">
          <table:table-cell table:style-name="_34_._5f_Gebruiker_5f_inrichten.A1" office:value-type="string">
            <text:p text:style-name="P32"><text:span text:style-name="Strong_20_Emphasis"><text:span text:style-name="T32"><text:s/></text:span></text:span><text:span text:style-name="Strong_20_Emphasis"><text:span text:style-name="T44"><draw:control text:anchor-type="as-char" draw:z-index="1" draw:name="Vorm5" draw:style-name="gr1" draw:text-style-name="P46" svg:width="0.35cm" svg:height="0.35cm" draw:control="control2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62">Stel </text:span></text:span><text:span text:style-name="Strong_20_Emphasis"><text:span text:style-name="T63">a</text:span></text:span><text:span text:style-name="Strong_20_Emphasis"><text:span text:style-name="T62">utomatisch aanmelden in </text:span></text:span><text:span text:style-name="Strong_20_Emphasis"><text:span text:style-name="T33">via </text:span></text:span><text:span text:style-name="Strong_20_Emphasis"><text:span text:style-name="T34">een klik op </text:span></text:span><text:span text:style-name="Strong_20_Emphasis"><text:span text:style-name="T35">de </text:span></text:span><text:span text:style-name="Strong_20_Emphasis"><text:span text:style-name="T60">Super</text:span></text:span><text:span text:style-name="Strong_20_Emphasis"><text:span text:style-name="T35">-toets, </text:span></text:span><text:span text:style-name="Strong_20_Emphasis"><text:span text:style-name="T36">t</text:span></text:span><text:span text:style-name="Strong_20_Emphasis"><text:span text:style-name="T38">yp </text:span></text:span><text:span text:style-name="Strong_20_Emphasis"><text:span text:style-name="T45">gebr</text:span></text:span><text:span text:style-name="Strong_20_Emphasis"><text:span text:style-name="T39"> </text:span></text:span><text:span text:style-name="Strong_20_Emphasis"><text:span text:style-name="T40">e</text:span></text:span><text:span text:style-name="Strong_20_Emphasis"><text:span text:style-name="T33">n </text:span></text:span><text:span text:style-name="Strong_20_Emphasis"><text:span text:style-name="T41">k</text:span></text:span><text:span text:style-name="Strong_20_Emphasis"><text:span text:style-name="T40">lik </text:span></text:span><text:span text:style-name="Strong_20_Emphasis"><text:span text:style-name="T37">naast </text:span></text:span><text:span text:style-name="Strong_20_Emphasis"><text:span text:style-name="T45">Instellingen</text:span></text:span><text:span text:style-name="Strong_20_Emphasis"><text:span text:style-name="T37"> op </text:span></text:span><text:span text:style-name="Strong_20_Emphasis"><text:span text:style-name="T45">Gebruikers</text:span></text:span><text:span text:style-name="Strong_20_Emphasis"><text:span text:style-name="T37">.</text:span></text:span></text:p>
          </table:table-cell>
        </table:table-row>
        <table:table-row table:style-name="TableLine94878000527232">
          <table:table-cell table:style-name="_34_._5f_Gebruiker_5f_inrichten.A1" office:value-type="string">
            <text:p text:style-name="P32"><text:span text:style-name="Strong_20_Emphasis"><text:span text:style-name="T32"><text:s/></text:span></text:span><text:span text:style-name="Strong_20_Emphasis"><text:span text:style-name="T44"><draw:control text:anchor-type="as-char" draw:z-index="2" draw:name="Vorm7" draw:style-name="gr1" draw:text-style-name="P46" svg:width="0.35cm" svg:height="0.35cm" draw:control="control3"/></text:span></text:span></text:p>
          </table:table-cell>
          <table:table-cell table:style-name="_34_._5f_Gebruiker_5f_inrichten.A1" office:value-type="string">
            <text:p text:style-name="P8">Klik op <text:span text:style-name="T106">Ontgrendelen</text:span>.</text:p>
          </table:table-cell>
        </table:table-row>
        <table:table-row table:style-name="TableLine94878000527712">
          <table:table-cell table:style-name="_34_._5f_Gebruiker_5f_inrichten.A1" office:value-type="string">
            <text:p text:style-name="P32"><text:span text:style-name="Strong_20_Emphasis"><text:span text:style-name="T32"><text:s/></text:span></text:span><text:span text:style-name="Strong_20_Emphasis"><text:span text:style-name="T44"><draw:control text:anchor-type="as-char" draw:z-index="3" draw:name="Vorm8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8">Zet schuifje achter <text:span text:style-name="T106">Automatisch </text:span><text:span text:style-name="T107">aanmelden</text:span> aan.</text:p>
          </table:table-cell>
        </table:table-row>
        <table:table-row table:style-name="TableLine94878000528304">
          <table:table-cell table:style-name="_34_._5f_Gebruiker_5f_inrichten.A1" office:value-type="string">
            <text:p text:style-name="P32"><text:span text:style-name="Strong_20_Emphasis"><text:span text:style-name="T32"><text:s/></text:span></text:span><text:span text:style-name="Strong_20_Emphasis"><text:span text:style-name="T44"><draw:control text:anchor-type="as-char" draw:z-index="4" draw:name="Vorm9" draw:style-name="gr1" draw:text-style-name="P46" svg:width="0.35cm" svg:height="0.35cm" draw:control="control5"/></text:span></text:span></text:p>
          </table:table-cell>
          <table:table-cell table:style-name="_34_._5f_Gebruiker_5f_inrichten.A1" office:value-type="string">
            <text:p text:style-name="P8">Sluit <text:span text:style-name="T106">Gebruikers</text:span> af.</text:p>
          </table:table-cell>
        </table:table-row>
      </table:table>
      <text:p text:style-name="P14"/>
      <text:p text:style-name="P15"/>
      <text:p text:style-name="P16"><text:span text:style-name="T90">E</text:span><text:span text:style-name="T91">inde c</text:span><text:span text:style-name="T89">hecklist, </text:span><text:span text:style-name="T92">d</text:span><text:span text:style-name="T89">e</text:span><text:span text:style-name="T101"> installatie van </text:span><text:span text:style-name="T101"><text:reference-ref text:reference-format="text" text:ref-name="Distributie">Ubuntu</text:reference-ref></text:span><text:span text:style-name="T101"><text:s/></text:span><text:span text:style-name="T102"><text:reference-ref text:reference-format="text" text:ref-name="Versie">20.04</text:reference-ref></text:span><text:span text:style-name="T93"><text:s/></text:span><text:span text:style-name="T94">LTS</text:span><text:span text:style-name="T89"> </text:span><text:span text:style-name="T101"><text:reference-ref text:reference-format="text" text:ref-name="Editie">desktop</text:reference-ref></text:span><text:span text:style-name="T101"><text:s/></text:span><text:span text:style-name="T103">op </text:span><text:span text:style-name="T103"><text:reference-ref text:reference-format="text" text:ref-name="Computernaam">pc01</text:reference-ref></text:span><text:span text:style-name="T103"><text:s/></text:span><text:span text:style-name="T101">is voltooid.</text:span></text:p>
      <text:p text:style-name="P13"/>
      <text:p text:style-name="P21"><text:span text:style-name="T4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1</text:file-name><text:tab/><text:date style:data-style-name="N36" text:date-value="2022-02-11T08:38:49.658138891">11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1T08:38:49.479179865</dc:date>
    <meta:keyword>Installatie</meta:keyword>
    <meta:keyword>Checklist</meta:keyword>
    <meta:keyword>Linux</meta:keyword>
    <meta:editing-cycles>3062</meta:editing-cycles>
    <meta:editing-duration>P7DT14H1M38S</meta:editing-duration>
    <dc:creator>Karel Zimmer</dc:creator>
    <meta:document-statistic meta:table-count="5" meta:image-count="0" meta:object-count="0" meta:page-count="2" meta:paragraph-count="46" meta:word-count="257" meta:character-count="1784" meta:non-whitespace-character-count="1543"/>
    <meta:user-defined meta:name="Info 1"/>
    <meta:user-defined meta:name="Info 2"/>
    <meta:user-defined meta:name="Info 3"/>
    <meta:user-defined meta:name="Info 4"/>
  </office:meta>
</office:document-meta>
</file>